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language="es" fo:country="ES" officeooo:rsid="001f0463" officeooo:paragraph-rsid="001f0463" style:language-asian="zxx" style:country-asian="none" style:language-complex="zxx" style:country-complex="none"/>
    </style:style>
    <style:style style:name="P2" style:family="paragraph" style:parent-style-name="Standard">
      <style:text-properties fo:language="es" fo:country="ES" officeooo:rsid="001f0463" officeooo:paragraph-rsid="001f441e" style:language-asian="zxx" style:country-asian="none" style:language-complex="zxx" style:country-complex="none"/>
    </style:style>
    <style:style style:name="P3" style:family="paragraph" style:parent-style-name="Standard">
      <style:text-properties fo:language="es" fo:country="ES" officeooo:rsid="001f0463" officeooo:paragraph-rsid="002070e0" style:language-asian="zxx" style:country-asian="none" style:language-complex="zxx" style:country-complex="none"/>
    </style:style>
    <style:style style:name="P4" style:family="paragraph" style:parent-style-name="Standard">
      <style:text-properties fo:language="es" fo:country="ES" officeooo:rsid="002070e0" officeooo:paragraph-rsid="002070e0" style:language-asian="zxx" style:country-asian="none" style:language-complex="zxx" style:country-complex="none"/>
    </style:style>
    <style:style style:name="P5" style:family="paragraph" style:parent-style-name="Standard">
      <style:text-properties fo:language="es" fo:country="ES" officeooo:rsid="002070e0" officeooo:paragraph-rsid="0025eed8" style:language-asian="zxx" style:country-asian="none" style:language-complex="zxx" style:country-complex="none"/>
    </style:style>
    <style:style style:name="P6" style:family="paragraph" style:parent-style-name="Standard">
      <style:text-properties fo:language="es" fo:country="ES" officeooo:rsid="002212b0" officeooo:paragraph-rsid="002070e0" style:language-asian="zxx" style:country-asian="none" style:language-complex="zxx" style:country-complex="none"/>
    </style:style>
    <style:style style:name="P7" style:family="paragraph" style:parent-style-name="Standard">
      <style:text-properties fo:language="es" fo:country="ES" officeooo:rsid="002212b0" officeooo:paragraph-rsid="002212b0" style:language-asian="zxx" style:country-asian="none" style:language-complex="zxx" style:country-complex="none"/>
    </style:style>
    <style:style style:name="P8" style:family="paragraph" style:parent-style-name="Standard">
      <style:text-properties fo:language="es" fo:country="ES" officeooo:rsid="002212b0" officeooo:paragraph-rsid="0023a9dd" style:language-asian="zxx" style:country-asian="none" style:language-complex="zxx" style:country-complex="none"/>
    </style:style>
    <style:style style:name="P9" style:family="paragraph" style:parent-style-name="Standard">
      <style:text-properties fo:language="es" fo:country="ES" officeooo:rsid="002212b0" officeooo:paragraph-rsid="00247426" style:language-asian="zxx" style:country-asian="none" style:language-complex="zxx" style:country-complex="none"/>
    </style:style>
    <style:style style:name="P10" style:family="paragraph" style:parent-style-name="Standard">
      <style:text-properties fo:language="es" fo:country="ES" officeooo:rsid="002212b0" officeooo:paragraph-rsid="0025eed8" style:language-asian="zxx" style:country-asian="none" style:language-complex="zxx" style:country-complex="none"/>
    </style:style>
    <style:style style:name="P11" style:family="paragraph" style:parent-style-name="Standard">
      <style:text-properties fo:language="es" fo:country="ES" officeooo:rsid="0023a9dd" officeooo:paragraph-rsid="0023a9dd" style:language-asian="zxx" style:country-asian="none" style:language-complex="zxx" style:country-complex="none"/>
    </style:style>
    <style:style style:name="P12" style:family="paragraph" style:parent-style-name="Standard">
      <style:text-properties fo:language="es" fo:country="ES" officeooo:rsid="00247426" officeooo:paragraph-rsid="00247426" style:language-asian="zxx" style:country-asian="none" style:language-complex="zxx" style:country-complex="none"/>
    </style:style>
    <style:style style:name="P13" style:family="paragraph" style:parent-style-name="Standard">
      <style:text-properties fo:language="es" fo:country="ES" officeooo:rsid="00247426" officeooo:paragraph-rsid="0025eed8" style:language-asian="zxx" style:country-asian="none" style:language-complex="zxx" style:country-complex="none"/>
    </style:style>
    <style:style style:name="P14" style:family="paragraph" style:parent-style-name="Standard">
      <style:text-properties fo:language="es" fo:country="ES" officeooo:rsid="0025eed8" officeooo:paragraph-rsid="0025eed8" style:language-asian="zxx" style:country-asian="none" style:language-complex="zxx" style:country-complex="none"/>
    </style:style>
    <style:style style:name="P15" style:family="paragraph" style:parent-style-name="Standard">
      <style:paragraph-properties fo:break-before="page"/>
      <style:text-properties fo:language="es" fo:country="ES" officeooo:rsid="001f0463" officeooo:paragraph-rsid="001f0463" style:language-asian="zxx" style:country-asian="none" style:language-complex="zxx" style:country-complex="none"/>
    </style:style>
    <style:style style:name="T1" style:family="text">
      <style:text-properties style:font-name="Liberation Serif1"/>
    </style:style>
    <style:style style:name="T2" style:family="text">
      <style:text-properties style:font-name="Liberation Serif1" officeooo:rsid="001f441e"/>
    </style:style>
    <style:style style:name="T3" style:family="text">
      <style:text-properties style:font-name="Liberation Serif1" officeooo:rsid="002212b0"/>
    </style:style>
    <style:style style:name="T4" style:family="text">
      <style:text-properties officeooo:rsid="002070e0"/>
    </style:style>
    <style:style style:name="T5" style:family="text">
      <style:text-properties officeooo:rsid="0023a9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La definicion de de Sistema Operativo</text:p>
      <text:p text:style-name="P1"/>
      <text:p text:style-name="P1">Es el software principal o conjunto de programas de un sistema informatico que gestiona los recursos de hardware y provee servicios a los programas de aplicacion de software, ejecutandose en modo privilegiado respecto de los restantes (aunque puede que parte de el se ejecute en espacio de usuario).</text:p>
      <text:p text:style-name="P1"/>
      <text:p text:style-name="P4"><text:span text:style-name="T1"/></text:p>
      <text:p text:style-name="P3"/>
      <text:p text:style-name="P1">II. Las distintas Plataformas de los Sistemas. Tales como UNIX, Windows, GNU Linux, Android, Mac. Para cada una decir hacia que tipo de usuario esta orientado.</text:p>
      <text:p text:style-name="P1"/>
      <text:p text:style-name="P1">UNIX</text:p>
      <text:p text:style-name="P2">Es un sistema operativo portable, multitarea y multiusuario. Solo los sistemas totalmente compatibles y que se encuentran certificador por la especificacion Single UNIX Specification pueden ser denominados UNIX. <text:span text:style-name="T4">El publico objetivo es el que esta inmiscuido en lo que es la informatica y la computacion, incluyendo a administradores de sistemas, de redes y de bases de datos asi como tambien a programadores. </text:span></text:p>
      <text:p text:style-name="P2"/>
      <text:p text:style-name="P6"><text:span text:style-name="T3"/></text:p>
      <text:p text:style-name="P7"><text:span text:style-name="T1">Windows</text:span></text:p>
      <text:p text:style-name="P7"><text:span text:style-name="T5">N</text:span>o son sistemas operativos, sino que contienen uno (tradicionalmente MS-DOS, o el más actual cuyo núcleo es Windows NT) junto con una amplia variedad de software; no obstante, es usual (aunque no necesariamente correcto) denominar al conjunto como sistema operativo en lugar de distribución. Microsoft introdujo un entorno operativo denominado Windows el 20 de noviembre de 1985 como un complemento para MS-DOS en respuesta al creciente interés en las interfaces gráficas de usuario (GUI).Microsoft Windows llegó a dominar el mercado mundia<text:span text:style-name="T5">l</text:span>. <text:span text:style-name="T5">Al ser la plataforma mas popular en el mundo, esta orientado hacia usuarios casuales que no se dedican como tal al ambito informatico ni computacional, sin embargo tambien hay herramientas para aquellos que si lo hagan.</text:span></text:p>
      <text:p text:style-name="P7"/>
      <text:p text:style-name="P7"/>
      <text:p text:style-name="P7"/>
      <text:p text:style-name="P11">GNU/Linux</text:p>
      <text:p text:style-name="P11"/>
      <text:p text:style-name="P11">Linux, el sistema operativo libre por antonomasia lleva años desarrollándose y mejorando gracias a la participación de miles de desarrolladores de todo el mundo que apoyan las bondades del software libre. Entre las ventajas de Linux destacan: potencia, estabilidad, seguridad ante virus y la posibilidad de modificar el sistema operativo al gusto del usuario. Cada distribucion existente de Linux tiene su publico objetivo, sin embargo el configurarlo y obtenerlo en general puede causar problemas a los usuarios casuales y principiantes.</text:p>
      <text:p text:style-name="P8"/>
      <text:p text:style-name="P9"/>
      <text:p text:style-name="P12">Android</text:p>
      <text:p text:style-name="P12"/>
      <text:p text:style-name="P12">Android es un sistema operativo móvil desarrollado por Google, basado en el Kernel de Linux y otros software de código abierto. Fue diseñado para dispositivos móviles con pantalla táctil, como teléfonos inteligentes, tabletas, relojes inteligentes, automóviles y televisores. Esta orientado a usuarios de telefonos moviles y en general de dispositivos inteligentes (sin tener en cuenta a computadoras). La versión básica de Android es conocida como Android Open Source Project (AOSP). Android es el sistema operativo móvil más utilizado del mundo, con una cuota de mercado superior al 80 % al año 2017, muy por encima de IOS</text:p>
      <text:p text:style-name="P12"/>
      <text:p text:style-name="P12"/>
      <text:p text:style-name="P12">Mac</text:p>
      <text:p text:style-name="P12">La gama de productos Mac en la actualidad varía desde el básico Mac Mini de escritorio hasta los servidores de rango medio como Mac Pro. Los sistemas Mac tienen como objetivo principal de <text:soft-page-break/>mercado el hogar, la educación y la creatividad profesional. La producción de Mac está basada en un modelo de integración vertical en los que Apple proporciona todos los aspectos de su hardware y crea su propio sistema operativo, que viene preinstalado en todos los Mac. Esto contrasta con los PC preinstalados con Microsoft Windows, donde un vendedor proporciona el sistema operativo y múltiples vendedores el hardware.</text:p>
      <text:p text:style-name="P12"/>
      <text:p text:style-name="P12"/>
      <text:p text:style-name="P12"/>
      <text:p text:style-name="P12"/>
      <text:p text:style-name="P12">III. Menciona dos nombres de sistemas de cada uno. Ej. GNU/Linux – DyneBolic y CentOS</text:p>
      <text:p text:style-name="P12"/>
      <text:p text:style-name="P12">UNIX</text:p>
      <text:p text:style-name="P12">-Version 7 Unix</text:p>
      <text:p text:style-name="P12">-Solaris</text:p>
      <text:p text:style-name="P12"/>
      <text:p text:style-name="P12">Windows</text:p>
      <text:p text:style-name="P12">-Windows XP</text:p>
      <text:p text:style-name="P12">-Windows Vista</text:p>
      <text:p text:style-name="P12"/>
      <text:p text:style-name="P12">GNU Linux</text:p>
      <text:p text:style-name="P12">-Ubuntu 14</text:p>
      <text:p text:style-name="P12">-Red Hat 5</text:p>
      <text:p text:style-name="P12"/>
      <text:p text:style-name="P12">Android</text:p>
      <text:p text:style-name="P12">-Android 5.0 “Lollipop”</text:p>
      <text:p text:style-name="P12">-Android 8.0 “Oreo”</text:p>
      <text:p text:style-name="P12"/>
      <text:p text:style-name="P14">Mac</text:p>
      <text:p text:style-name="P14">-macOS 10.13 “High Sierra”</text:p>
      <text:p text:style-name="P14">-macOS 10.14 “Mojave”</text:p>
      <text:p text:style-name="P12"/>
      <text:p text:style-name="P7"/>
      <text:p text:style-name="P14">Referencias</text:p>
      <text:p text:style-name="P14">I.</text:p>
      <text:p text:style-name="P5"><text:a xlink:type="simple" xlink:href="https://es.wikipedia.org/wiki/Sistema_Operativo" text:style-name="Internet_20_link" text:visited-style-name="Visited_20_Internet_20_Link">https</text:a><text:a xlink:type="simple" xlink:href="https://es.wikipedia.org/wiki/Sistema_Operativo" text:style-name="Internet_20_link" text:visited-style-name="Visited_20_Internet_20_Link"><text:span text:style-name="T2">://</text:span></text:a><text:a xlink:type="simple" xlink:href="https://es.wikipedia.org/wiki/Sistema_Operativo" text:style-name="Internet_20_link" text:visited-style-name="Visited_20_Internet_20_Link"><text:span text:style-name="T1">es.wikipedia.org/wiki/Sistema_Operativo</text:span></text:a></text:p>
      <text:p text:style-name="P14"><text:span text:style-name="T1">Fecha- 09/05/2019</text:span></text:p>
      <text:p text:style-name="P5"><text:span text:style-name="T1"/></text:p>
      <text:p text:style-name="P14"><text:span text:style-name="T1">II. </text:span></text:p>
      <text:p text:style-name="P5"><text:a xlink:type="simple" xlink:href="https://en.wikipedia.com/wiki/UNIX" text:style-name="Internet_20_link" text:visited-style-name="Visited_20_Internet_20_Link">https</text:a><text:a xlink:type="simple" xlink:href="https://en.wikipedia.com/wiki/UNIX" text:style-name="Internet_20_link" text:visited-style-name="Visited_20_Internet_20_Link"><text:span text:style-name="T2">://</text:span></text:a><text:a xlink:type="simple" xlink:href="https://en.wikipedia.com/wiki/UNIX" text:style-name="Internet_20_link" text:visited-style-name="Visited_20_Internet_20_Link"><text:span text:style-name="T1">en.wikipedia.com/</text:span></text:a><text:a xlink:type="simple" xlink:href="https://en.wikipedia.com/wiki/UNIX" text:style-name="Internet_20_link" text:visited-style-name="Visited_20_Internet_20_Link"><text:span text:style-name="T3">wiki/UNIX</text:span></text:a></text:p>
      <text:p text:style-name="P10"><text:a xlink:type="simple" xlink:href="https://pi.om/wp-content" text:style-name="Internet_20_link" text:visited-style-name="Visited_20_Internet_20_Link"><text:span text:style-name="T1">https</text:span></text:a><text:a xlink:type="simple" xlink:href="https://pi.om/wp-content" text:style-name="Internet_20_link" text:visited-style-name="Visited_20_Internet_20_Link"><text:span text:style-name="T2">://</text:span></text:a><text:a xlink:type="simple" xlink:href="https://pi.om/wp-content" text:style-name="Internet_20_link" text:visited-style-name="Visited_20_Internet_20_Link"><text:span text:style-name="T1">pi.om/wp-content</text:span></text:a></text:p>
      <text:p text:style-name="P10"><text:a xlink:type="simple" xlink:href="https://blogthinkbig.com/elegir-sistema-operativo" text:style-name="Internet_20_link" text:visited-style-name="Visited_20_Internet_20_Link"><text:span text:style-name="T1">https://blogthinkbig.com/elegir-sistema-operativo</text:span></text:a></text:p>
      <text:p text:style-name="P13"><text:a xlink:type="simple" xlink:href="https://es.wikipedia.org/wiki/Android" text:style-name="Internet_20_link" text:visited-style-name="Visited_20_Internet_20_Link"><text:span text:style-name="T1">https://es.wikipedia.org/wiki/Android</text:span></text:a></text:p>
      <text:p text:style-name="P13"><text:a xlink:type="simple" xlink:href="https://es.wikipedia.org/wiki/Macintosh" text:style-name="Internet_20_link" text:visited-style-name="Visited_20_Internet_20_Link"><text:span text:style-name="T1">https://es.wikipedia.org/wiki/Macintosh</text:span></text:a></text:p>
      <text:p text:style-name="P14">Fecha- 11/05/2019</text:p>
      <text:p text:style-name="P14"/>
      <text:p text:style-name="P14">III.</text:p>
      <text:p text:style-name="P14"/>
      <text:p text:style-name="P14">Fecha- 11/05/2019</text:p>
      <text:p text:style-name="P14"><text:a xlink:type="simple" xlink:href="https://www.elprocus.com/different-types-of-computer-operating-systems/" text:style-name="Internet_20_link" text:visited-style-name="Visited_20_Internet_20_Link">https://www.elprocus.com/different-types-of-computer-operating-systems/</text:a></text:p>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9:36:29.993223681</meta:creation-date>
    <dc:date>2019-05-11T20:34:48.760279887</dc:date>
    <meta:editing-duration>PT10M45S</meta:editing-duration>
    <meta:editing-cycles>3</meta:editing-cycles>
    <meta:generator>LibreOffice/6.0.4.1$Linux_x86 LibreOffice_project/00m0$Build-1</meta:generator>
    <meta:document-statistic meta:table-count="0" meta:image-count="0" meta:object-count="0" meta:page-count="3" meta:paragraph-count="43" meta:word-count="604" meta:character-count="4114" meta:non-whitespace-character-count="3550"/>
  </office:meta>
</office:document-meta>
</file>